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8.602cm" table:align="margins" style:writing-mode="lr-tb"/>
    </style:style>
    <style:style style:name="Tabella1.A" style:family="table-column">
      <style:table-column-properties style:column-width="0.757cm" style:rel-column-width="2665*"/>
    </style:style>
    <style:style style:name="Tabella1.B" style:family="table-column">
      <style:table-column-properties style:column-width="17.845cm" style:rel-column-width="62870*"/>
    </style:style>
    <style:style style:name="Tabella1.A1" style:family="table-cell">
      <style:table-cell-properties fo:padding="0.097cm" fo:border="none"/>
    </style:style>
    <style:style style:name="P1" style:family="paragraph" style:parent-style-name="OmniPage_20__23_1">
      <style:paragraph-properties fo:margin-left="0cm" fo:margin-right="0.079cm" fo:text-align="justify" style:justify-single-word="false" fo:text-indent="0cm" style:auto-text-indent="false"/>
      <style:text-properties style:font-name="Arial" fo:font-size="11pt" fo:language="it" fo:country="IT" style:font-size-asian="11pt" style:font-name-complex="Arial"/>
    </style:style>
    <style:style style:name="P2" style:family="paragraph" style:parent-style-name="OmniPage_20__23_1">
      <style:paragraph-properties fo:margin-left="0cm" fo:margin-right="0.079cm" fo:text-align="justify" style:justify-single-word="false" fo:text-indent="0cm" style:auto-text-indent="false"/>
      <style:text-properties style:font-name="Arial" fo:font-size="10pt" fo:language="it" fo:country="IT" style:font-size-asian="10pt" style:font-name-complex="Arial" style:font-size-complex="10pt"/>
    </style:style>
    <style:style style:name="P3" style:family="paragraph" style:parent-style-name="OmniPage_20__23_1">
      <style:paragraph-properties fo:margin-left="0cm" fo:margin-right="0.079cm" fo:text-align="center" style:justify-single-word="false" fo:text-indent="0cm" style:auto-text-indent="false"/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OmniPage_20__23_1">
      <style:paragraph-properties fo:margin-left="0cm" fo:margin-right="0.079cm" fo:line-height="0.459cm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fo:language="it" fo:country="IT"/>
    </style:style>
    <style:style style:name="P5" style:family="paragraph" style:parent-style-name="Standard">
      <style:paragraph-properties fo:margin-left="0cm" fo:margin-right="0.079cm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Arial" fo:font-size="9pt" fo:language="it" fo:country="I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OmniPage_20__23_1">
      <style:paragraph-properties fo:margin-left="0cm" fo:margin-right="0.079cm" fo:line-height="0.459cm" fo:text-align="justify" style:justify-single-word="false" fo:orphans="2" fo:widows="2" fo:text-indent="0cm" style:auto-text-indent="false" fo:break-before="page" style:writing-mode="lr-tb">
        <style:tab-stops>
          <style:tab-stop style:position="0.654cm"/>
        </style:tab-stops>
      </style:paragraph-properties>
      <style:text-properties style:font-name="Arial" fo:font-size="11pt" fo:language="it" fo:country="I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margin-left="0cm" fo:margin-right="0.079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654cm"/>
        </style:tab-stops>
      </style:paragraph-properties>
      <style:text-properties style:font-name="Arial" fo:font-size="9pt" fo:language="it" fo:country="I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Footno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it" fo:country="IT" style:font-size-asian="10pt" style:font-size-complex="10pt"/>
    </style:style>
    <style:style style:name="P9" style:family="paragraph" style:parent-style-name="Footno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10" style:family="paragraph" style:parent-style-name="Footnote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9pt" fo:language="it" fo:country="I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OmniPage_20__23_1" style:master-page-name="Standard">
      <style:paragraph-properties fo:margin-left="0cm" fo:margin-right="0.079cm" fo:text-align="center" style:justify-single-word="false" fo:text-indent="0cm" style:auto-text-indent="false" style:page-number="auto"/>
      <style:text-properties style:font-name="Arial" fo:font-size="11pt" fo:language="it" fo:country="IT" fo:font-weight="bold" style:font-size-asian="11pt" style:font-weight-asian="bold" style:font-name-complex="Arial" style:font-weight-complex="bold"/>
    </style:style>
    <style:style style:name="P13" style:family="paragraph" style:parent-style-name="OmniPage_20__23_1" style:list-style-name="WW8Num1">
      <style:paragraph-properties fo:margin-left="0.504cm" fo:margin-right="0cm" fo:margin-top="0.101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9pt" fo:language="it" fo:country="IT" style:font-size-asian="9pt" style:font-name-complex="Arial" style:font-size-complex="9pt"/>
    </style:style>
    <style:style style:name="P14" style:family="paragraph" style:parent-style-name="OmniPage_20__23_1" style:list-style-name="WW8Num1">
      <style:paragraph-properties fo:margin-left="0.504cm" fo:margin-right="0cm" fo:margin-top="0.101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name-complex="Arial" style:font-size-complex="10pt"/>
    </style:style>
    <style:style style:name="P15" style:family="paragraph" style:parent-style-name="OmniPage_20__23_1" style:list-style-name="WW8Num1">
      <style:paragraph-properties fo:margin-left="0.504cm" fo:margin-right="0cm" fo:margin-top="0.101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size-complex="10pt"/>
    </style:style>
    <style:style style:name="P16" style:family="paragraph" style:parent-style-name="OmniPage_20__23_1" style:list-style-name="WW8Num1">
      <style:paragraph-properties fo:margin-left="0.504cm" fo:margin-right="0cm" fo:margin-top="0.101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fo:font-style="normal" style:font-size-asian="10pt" style:font-style-asian="normal" style:font-name-complex="Arial" style:font-size-complex="10pt" style:font-style-complex="normal"/>
    </style:style>
    <style:style style:name="P17" style:family="paragraph" style:parent-style-name="OmniPage_20__23_1" style:list-style-name="WW8Num1">
      <style:paragraph-properties fo:margin-left="0.504cm" fo:margin-right="0cm" fo:margin-top="0.101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OmniPage_20__23_1" style:list-style-name="WW8Num1">
      <style:paragraph-properties fo:margin-left="0.504cm" fo:margin-right="0cm" fo:margin-top="0cm" fo:margin-bottom="0cm" loext:contextual-spacing="false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</style:tab-stops>
      </style:paragraph-properties>
      <style:text-properties style:font-name="Arial" fo:font-size="10pt" fo:language="it" fo:country="IT" style:font-size-asian="10pt" style:font-name-complex="Arial" style:font-size-complex="10pt"/>
    </style:style>
    <style:style style:name="P19" style:family="paragraph" style:parent-style-name="OmniPage_20__23_1" style:list-style-name="WW8Num1">
      <style:paragraph-properties fo:margin-left="1.007cm" fo:margin-right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  <style:tab-stop style:position="1.007cm"/>
        </style:tab-stops>
      </style:paragraph-properties>
      <style:text-properties style:font-name="Arial" fo:font-size="10pt" fo:language="it" fo:country="IT" style:font-size-asian="10pt" style:font-name-complex="Arial" style:font-size-complex="10pt"/>
    </style:style>
    <style:style style:name="P20" style:family="paragraph" style:parent-style-name="OmniPage_20__23_1" style:list-style-name="WW8Num1">
      <style:paragraph-properties fo:margin-left="1.007cm" fo:margin-right="0cm" fo:line-height="0.459cm" fo:text-align="justify" style:justify-single-word="false" fo:orphans="2" fo:widows="2" fo:text-indent="-0.504cm" style:auto-text-indent="false" style:writing-mode="lr-tb">
        <style:tab-stops>
          <style:tab-stop style:position="0.504cm"/>
          <style:tab-stop style:position="1.007cm"/>
        </style:tab-stops>
      </style:paragraph-properties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name-complex="Ari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normal" style:font-weight-complex="bold"/>
    </style:style>
    <style:style style:name="T9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normal"/>
    </style:style>
    <style:style style:name="T12" style:family="text">
      <style:text-properties fo:font-style="italic" style:font-style-asian="italic" style:font-name-complex="Arial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name-complex="Ari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24" style:family="text">
      <style:text-properties fo:font-weight="bold" style:font-weight-asian="bold" style:font-name-complex="Arial" style:font-weight-complex="normal"/>
    </style:style>
    <style:style style:name="T25" style:family="text">
      <style:text-properties style:font-name="Arial" fo:font-size="9pt" fo:language="it" fo:country="IT" fo:font-style="normal" style:font-size-asian="9pt" style:font-style-asian="normal" style:font-size-complex="9pt" style:font-style-complex="normal"/>
    </style:style>
    <style:style style:name="T26" style:family="text">
      <style:text-properties style:font-name="Arial" fo:font-size="9pt" fo:language="it" fo:country="IT" style:font-size-asian="9pt" style:font-size-complex="9pt"/>
    </style:style>
    <style:style style:name="T27" style:family="text">
      <style:text-properties style:font-name="Arial" fo:font-size="9pt" fo:language="it" fo:country="IT" fo:font-style="italic" style:font-size-asian="9pt" style:font-style-asian="italic" style:font-size-complex="9pt" style:font-style-complex="italic"/>
    </style:style>
    <style:style style:name="T28" style:family="text">
      <style:text-properties style:font-name-complex="Ari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formativa sul trattamento dei dati personali</text:p>
      <text:p text:style-name="P3">(artt. 13 e 14 Regolamento UE n. 2016/679)</text:p>
      <text:p text:style-name="P1"/>
      <text:p text:style-name="P2">Ai sensi del Regolamento UE n. 2016/679 relativo alla protezione delle persone fisiche con riguardo al trattamento dei dati personali e delle disposizioni della normativa nazionale, si informa che:</text:p>
      <text:list xml:id="list2327064915" text:style-name="WW8Num1">
        <text:list-item>
          <text:p text:style-name="P13"><text:span text:style-name="T14">Titolare del trattamento dei dati è il Comune di Trento (email: </text:span><text:a xlink:type="simple" xlink:href="mailto:segreteria_generale@comune.trento.it" text:style-name="Internet_20_link" text:visited-style-name="Visited_20_Internet_20_Link"><text:span text:style-name="T14">segreteria_generale@comune.trento.it</text:span></text:a><text:span text:style-name="T13">; sito web: </text:span><text:a xlink:type="simple" xlink:href="http://comune.trento.it/" text:style-name="Internet_20_link" text:visited-style-name="Visited_20_Internet_20_Link"><text:span text:style-name="T13">http://comune.trento.it</text:span></text:a><text:span text:style-name="T13">);</text:span></text:p>
        </text:list-item>
        <text:list-item>
          <text:p text:style-name="P13"><text:span text:style-name="T13">Responsabile per la protezione dei dati è il Consorzio dei Comuni Trentini (email: </text:span><text:a xlink:type="simple" xlink:href="mailto:servizioRPD@comunitrentini.it" text:style-name="Internet_20_link" text:visited-style-name="Visited_20_Internet_20_Link"><text:span text:style-name="T13">servizioRPD@comunitrentini.it</text:span></text:a><text:span text:style-name="T13">; sito web: </text:span><text:a xlink:type="simple" xlink:href="http://www.comunitrentini.it/" text:style-name="Internet_20_link" text:visited-style-name="Visited_20_Internet_20_Link"><text:span text:style-name="T13">http://www.comunitrentini.it</text:span></text:a><text:span text:style-name="T13">);</text:span></text:p>
        </text:list-item>
        <text:list-item>
          <text:p text:style-name="P13"><text:span text:style-name="T13">il trattamento ha ad oggetto le seguenti categorie di dati ________________ (</text:span><text:span text:style-name="T15">specificare</text:span><text:span text:style-name="T16">)</text:span><text:span text:style-name="T17">*</text:span><text:span text:style-name="T16">;</text:span></text:p>
        </text:list-item>
        <text:list-item>
          <text:p text:style-name="P14">i dati vengono raccolti e trattati per le seguenti finalità _______________ (<text:span text:style-name="T6">specificare in relazione alla tipologia di procedimento</text:span>);</text:p>
        </text:list-item>
        <text:list-item>
          <text:p text:style-name="P14">la base giuridica del trattamento consiste nell'esecuzione di un compito o di una funzione di interesse pubblico;</text:p>
        </text:list-item>
        <text:list-item>
          <text:p text:style-name="P15"><text:span text:style-name="T28">il trattamento riguarda anche categorie particolari di dati personali e/o dati relativi a condanne penali e reati ____________</text:span><text:span text:style-name="T12"> </text:span><text:span text:style-name="T19">(</text:span><text:span text:style-name="T9">indicare quali</text:span><text:span text:style-name="T19">),</text:span><text:span text:style-name="T28"> ai sensi di quanto disposto dalla _______________ </text:span><text:span text:style-name="T19">(</text:span><text:span text:style-name="T9">indicare la normativa che prevede gli obblighi o i compiti in base alla quale è effettuato il trattamento dei dati particolari e/o relativi a condanne penali e reati</text:span><text:span text:style-name="T19">)</text:span><text:span text:style-name="T23">**</text:span><text:span text:style-name="T21">;</text:span></text:p>
        </text:list-item>
        <text:list-item>
          <text:p text:style-name="P14">i dati sono raccolti da _____________ (<text:span text:style-name="T6">specificare</text:span><text:span text:style-name="T20">)</text:span><text:span text:style-name="T22">***</text:span><text:span text:style-name="T20">;</text:span></text:p>
        </text:list-item>
        <text:list-item>
          <text:p text:style-name="P14"><text:span text:style-name="T20">i dati </text:span>vengono trattati con sistemi informatici e/o manuali, attraverso procedure adeguate a garantirne la sicurezza e la riservatezza;</text:p>
        </text:list-item>
        <text:list-item>
          <text:p text:style-name="P14"><text:span text:style-name="T4">i dati possono essere comunicati</text:span> ad altri soggetti pubblici o privati (<text:span text:style-name="T6">specificare, se in numero limitato, in relazione alla tipologia di procedimento, a titolo esemplificativo tra Uffici, Enti ed Organi della Pubblica Amministrazione, Aziende o Istituzioni</text:span>) che, secondo le norme, sono tenuti a conoscerli o possono conoscerli, nonché ai soggetti che sono titolari del diritto di accesso.</text:p>
          <text:p text:style-name="P18">I dati sono/non sono oggetto di diffusione <text:span text:style-name="T18">(</text:span><text:span text:style-name="T7">specificare se i dati sono diffusi, ad esempio tramite pubblicazione in internet</text:span><text:span text:style-name="T18">)</text:span><text:span text:style-name="T10">.</text:span></text:p>
          <text:p text:style-name="P18"><text:span text:style-name="T18">I dati sono/non sono oggetto di trasferimento all'estero (</text:span><text:span text:style-name="T8">specificare se i dati sono trasferiti all'estero, ad esempio tramite pubblicazione in internet</text:span><text:span text:style-name="T11">).</text:span></text:p>
        </text:list-item>
        <text:list-item>
          <text:p text:style-name="P16"><text:span text:style-name="T2">i dati possono essere conosciuti</text:span><text:span text:style-name="T3"> </text:span><text:span text:style-name="T1">dal responsabile o dagli incaricati del Servizio ________________;</text:span></text:p>
        </text:list-item>
        <text:list-item>
          <text:p text:style-name="P15"><text:span text:style-name="T5">il conferimento dei dati</text:span><text:span text:style-name="T24"> </text:span><text:span text:style-name="T5">ha natura obbligatoria/facoltativa (</text:span><text:span text:style-name="T9">specificare in relazione alla tipologia di procedimento</text:span><text:span text:style-name="T5">). Non fornire i dati comporta non osservare obblighi di legge e/o impedire che il Comune di Trento possa _____________________ (</text:span><text:span text:style-name="T9">specificare in relazione alla tipologia di procedimento</text:span><text:span text:style-name="T5">);</text:span></text:p>
        </text:list-item>
        <text:list-item>
          <text:p text:style-name="P14">i dati sono conservati per il periodo strettamente necessario all'esecuzione del compito o della funzione di interesse pubblico e comunque a termini di legge;</text:p>
        </text:list-item>
        <text:list-item>
          <text:p text:style-name="P17">i diritti dell'interessato sono: </text:p>
        </text:list-item>
        <text:list-item>
          <text:p text:style-name="P19">richiedere la conferma dell'esistenza o meno dei dati che lo riguardano; </text:p>
        </text:list-item>
        <text:list-item>
          <text:p text:style-name="P19">ottenere la loro comunicazione in forma intelligibile; </text:p>
        </text:list-item>
        <text:list-item>
          <text:p text:style-name="P19">richiedere di conoscere l’origine dei dati personali, le finalità e modalità del trattamento, la logica applicata se il trattamento è effettuato con l’ausilio di strumenti elettronici; </text:p>
        </text:list-item>
        <text:list-item>
          <text:p text:style-name="P19">ottenere la rettifica , la cancellazione, la limitazione, la trasformazione in forma anonima o il blocco dei dati trattati in violazione di legge; </text:p>
        </text:list-item>
        <text:list-item>
          <text:p text:style-name="P19">richiedere la portabilità dei dati;</text:p>
        </text:list-item>
        <text:list-item>
          <text:p text:style-name="P19">aggiornare, correggere o integrare i dati che lo riguardano; </text:p>
        </text:list-item>
        <text:list-item>
          <text:p text:style-name="P20">opporsi, per motivi legittimi, al trattamento dei dati;</text:p>
        </text:list-item>
        <text:list-item>
          <text:p text:style-name="P20">proporre reclamo al Garante per la protezione dei dati personali.</text:p>
        </text:list-item>
      </text:list>
      <text:p text:style-name="P4"/>
      <text:p text:style-name="P4"/>
      <text:p text:style-name="P6">NOTE PER LA COMPILAZIONE DEL MODELLO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>*</text:p>
          </table:table-cell>
          <table:table-cell table:style-name="Tabella1.A1" office:value-type="string">
            <text:p text:style-name="P5">Il punto deve essere inserito nell'informativa esclusivamente se i dati non sono raccolti direttamente presso l'interessato, ma per il tramite di soggetti terzi (ad esempio: soggetti affidatari di attività/servizi gestiti per conto dell'amministrazione comunale <text:s/>che comportano raccolta e trattamento di dati personali; soggetti pubblici e privati tramite la cui collaborazione si procede alla verifica del contenuto di istanze o dichiarazioni ricevute dall'amministrazione comunale, nei casi in cui tale verifica comporta raccolta e trattamento di dati personali). </text:p>
            <text:p text:style-name="P9"><text:span text:style-name="T26">Possono essere indicate le seguenti categorie di dati personali: </text:span><text:span text:style-name="T25">dati personali ordinari</text:span><text:span text:style-name="T26"> (nome, cognome, luogo e data di nascita, residenza, domicilio, situazione familiare, numero di telefono, email, codice fiscale, numero carta identità, passaporto o patente); <text:s/></text:span><text:span text:style-name="T25">dati profilo online</text:span><text:span text:style-name="T26"> (username, password, indirizzo IP di connessione, preferenze e interessi); <text:s/></text:span><text:span text:style-name="T25">dati particolari</text:span><text:span text:style-name="T26"> (origine razziale o etnica, opinioni politiche, convinzioni religione o filosofiche, appartenenza sindacale, genetici, biometrici, salute, vita e orientamento sessuale); </text:span><text:span text:style-name="T25">dati giudiziari</text:span><text:span text:style-name="T26"> (condanne penali, reati, misure di sicurezza); </text:span><text:span text:style-name="T25">dati di localizzazione</text:span><text:span text:style-name="T26"> (georeferenziazione; agenda); </text:span><text:span text:style-name="T25">dati finanziari</text:span><text:span text:style-name="T27"> </text:span><text:span text:style-name="T25">(situazione economico-finanziaria, patrimoniale, fiscale).</text:span></text:p>
          </table:table-cell>
        </table:table-row>
        <table:table-row>
          <table:table-cell table:style-name="Tabella1.A1" office:value-type="string">
            <text:p text:style-name="P11">**</text:p>
          </table:table-cell>
          <table:table-cell table:style-name="Tabella1.A1" office:value-type="string">
            <text:p text:style-name="P8"><text:span text:style-name="T29">Il punto deve essere inserito nell'informativa esclusivamente se il trattamento ha ad oggetto anche categorie particolari di dati (</text:span><text:span text:style-name="T30">origine razziale o etnica, opinioni politiche, convinzioni religione o filosofiche, appartenenza sindacale, dati genetici, dati biometrici, dati relativi a salute, vita e orientamento sessuale)</text:span><text:span text:style-name="T29"> e/o dati relativi a condanne penali, reati o misure di sicurezza. </text:span></text:p>
            <text:p text:style-name="P10">Si richiamano in proposito le definizioni degli artt. 9 e 10 del Regolamento UE n. 2016/679.</text:p>
          </table:table-cell>
        </table:table-row>
        <table:table-row>
          <table:table-cell table:style-name="Tabella1.A1" office:value-type="string">
            <text:p text:style-name="P11">***</text:p>
          </table:table-cell>
          <table:table-cell table:style-name="Tabella1.A1" office:value-type="string">
            <text:p text:style-name="P7">Il punto deve essere inserito nell'informativa esclusivamente se i dati non sono raccolti direttamente presso l'interessato, ma per il tramite di soggetti terzi (ad esempio: soggetti affidatari di attività/servizi gestiti per conto dell'amministrazione comunale <text:s/>che comportano raccolta e trattamento di dati personali; soggetti pubblici e privati tramite la cui collaborazione si procede alla verifica del contenuto di istanze o dichiarazioni ricevute dall'amministrazione comunale, nei casi in cui tale verifica comporta raccolta e trattamento di dati personali).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OmniPage_20__23_1" style:display-name="OmniPage #1" style:family="paragraph" style:parent-style-name="Standard">
      <style:paragraph-properties fo:line-height="0.459cm"/>
    </style:style>
    <style:style style:name="OmniPage_20__23_2" style:display-name="OmniPage #2" style:family="paragraph" style:parent-style-name="Standard">
      <style:paragraph-properties fo:line-height="0.494cm"/>
    </style:style>
    <style:style style:name="OmniPage_20__23_3" style:display-name="OmniPage #3" style:family="paragraph" style:parent-style-name="Standard">
      <style:paragraph-properties fo:line-height="0.459cm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pitch="variable" style:font-charset="x-symbol" fo:font-size="8pt" fo:language="it" fo:country="I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fo:language="it" fo:country="I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WW-Carattere_20_della_20_nota" style:display-name="WW-Carattere della nota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E DI TRENTO</dc:title>
    <meta:initial-creator>Festi Gianni</meta:initial-creator>
    <meta:creation-date>2004-01-19T13:54:00</meta:creation-date>
    <dc:date>2018-06-06T11:55:22.18</dc:date>
    <meta:print-date>2018-06-06T11:32:24.66</meta:print-date>
    <meta:editing-cycles>26</meta:editing-cycles>
    <meta:editing-duration>PT5H47M6S</meta:editing-duration>
    <meta:generator>LibreOffice/5.4.5.1$Windows_X86_64 LibreOffice_project/79c9829dd5d8054ec39a82dc51cd9eff340dbee8</meta:generator>
    <meta:document-statistic meta:table-count="1" meta:image-count="0" meta:object-count="0" meta:page-count="2" meta:paragraph-count="35" meta:word-count="820" meta:character-count="5824" meta:non-whitespace-character-count="5049"/>
  </office:meta>
</office:document-meta>
</file>